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HttpMessageConverterTests.writeJson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HttpMessage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HttpMessageConverterTests.writeOverrideRequeste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ttpMessageConverterTests.readJson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HttpMessageConverterTests.writeWithWildCar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HttpMessageConverterTests.write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HttpMessageConverterTests.write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HttpMessageConverterTests.write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HttpMessageConverterTests.read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